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textarea-horizontal-align="center" draw:textarea-vertical-align="middle" draw:fit-to-size="tru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" draw:marker-end="Arrow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marker-start="" draw:marker-end="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05cm" svg:height="2.376cm" svg:x="4.175cm" svg:y="1cm">
          <draw:text-box>
            <text:p text:style-name="P1"><text:span text:style-name="T1">Data Flow Diagram</text:span></text:p>
          </draw:text-box>
        </draw:frame>
        <draw:rect draw:style-name="gr2" draw:text-style-name="P3" draw:layer="layout" svg:width="10.16cm" svg:height="1.27cm" svg:x="8.62cm" svg:y="2.905cm">
          <text:p text:style-name="P1"><text:span text:style-name="T2">Console Input/Output</text:span></text:p>
        </draw:rect>
        <draw:rect draw:style-name="gr3" draw:text-style-name="P4" draw:layer="layout" svg:width="5.715cm" svg:height="1.27cm" svg:x="-9.195cm" svg:y="14.97cm">
          <text:p text:style-name="P1"><text:span text:style-name="T3">D1 – Tweet File</text:span></text:p>
        </draw:rect>
        <draw:line draw:style-name="gr4" draw:text-style-name="P1" draw:layer="layout" svg:x1="-5.35cm" svg:y1="4.81cm" svg:x2="-2.175cm" svg:y2="4.81cm">
          <text:p/>
        </draw:line>
        <draw:line draw:style-name="gr4" draw:text-style-name="P1" draw:layer="layout" svg:x1="-6.62cm" svg:y1="3.54cm" svg:x2="-6.62cm" svg:y2="7.35cm">
          <text:p/>
        </draw:line>
        <draw:line draw:style-name="gr4" draw:text-style-name="P1" draw:layer="layout" svg:x1="-2.175cm" svg:y1="6.715cm" svg:x2="-5.35cm" svg:y2="6.715cm">
          <text:p/>
        </draw:line>
        <draw:line draw:style-name="gr5" draw:text-style-name="P1" draw:layer="layout" svg:x1="-8.525cm" svg:y1="7.35cm" svg:x2="-8.525cm" svg:y2="3.54cm">
          <text:p/>
        </draw:line>
        <draw:frame draw:style-name="gr6" draw:text-style-name="P5" draw:layer="layout" svg:width="3.27cm" svg:height="0.885cm" draw:transform="rotate (-1.57079632679579) translate (-4.799cm 7.179cm)">
          <draw:text-box>
            <text:p><text:span text:style-name="T4">Message Text</text:span></text:p>
          </draw:text-box>
        </draw:frame>
        <draw:frame draw:style-name="gr6" draw:text-style-name="P5" draw:layer="layout" svg:width="3.81cm" svg:height="0.885cm" svg:x="-9.722cm" svg:y="8.765cm">
          <draw:text-box>
            <text:p><text:span text:style-name="T4">Tweet Text</text:span></text:p>
          </draw:text-box>
        </draw:frame>
        <draw:ellipse draw:style-name="gr3" draw:text-style-name="P6" draw:layer="layout" svg:width="4.445cm" svg:height="1.905cm" svg:x="-8.525cm" svg:y="11.16cm">
          <text:p text:style-name="P1"><text:span text:style-name="T5">P1 – Move To Room</text:span></text:p>
        </draw:ellipse>
        <draw:line draw:style-name="gr7" draw:text-style-name="P1" draw:layer="layout" svg:x1="-4.715cm" svg:y1="1cm" svg:x2="-8.525cm" svg:y2="1cm">
          <text:p/>
        </draw:line>
        <draw:line draw:style-name="gr7" draw:text-style-name="P1" draw:layer="layout" svg:x1="-2.175cm" svg:y1="2.905cm" svg:x2="-2.175cm" svg:y2="-0.27cm">
          <text:p/>
        </draw:line>
        <draw:line draw:style-name="gr7" draw:text-style-name="P1" draw:layer="layout" svg:x1="-2.175cm" svg:y1="2.906cm" svg:x2="-2.175cm" svg:y2="-0.269cm">
          <text:p/>
        </draw:line>
        <draw:line draw:style-name="gr7" draw:text-style-name="P1" draw:layer="layout" svg:x1="-2.175cm" svg:y1="2.906cm" svg:x2="-2.175cm" svg:y2="-0.269cm">
          <text:p/>
        </draw:line>
        <draw:line draw:style-name="gr7" draw:text-style-name="P1" draw:layer="layout" svg:x1="-2.175cm" svg:y1="2.906cm" svg:x2="-2.175cm" svg:y2="-0.269cm">
          <text:p/>
        </draw:line>
        <draw:line draw:style-name="gr7" draw:text-style-name="P1" draw:layer="layout" svg:x1="-2.175cm" svg:y1="2.906cm" svg:x2="-2.175cm" svg:y2="-0.269cm">
          <text:p/>
        </draw:line>
        <draw:line draw:style-name="gr7" draw:text-style-name="P1" draw:layer="layout" svg:x1="-2.175cm" svg:y1="2.906cm" svg:x2="-2.175cm" svg:y2="-0.269cm">
          <text:p/>
        </draw:line>
        <draw:line draw:style-name="gr7" draw:text-style-name="P1" draw:layer="layout" svg:x1="-2.175cm" svg:y1="2.906cm" svg:x2="-2.175cm" svg:y2="-0.269cm">
          <text:p/>
        </draw:line>
        <draw:line draw:style-name="gr7" draw:text-style-name="P1" draw:layer="layout" svg:x1="-2.175cm" svg:y1="2.906cm" svg:x2="-2.175cm" svg:y2="-0.269cm">
          <text:p/>
        </draw:line>
        <draw:line draw:style-name="gr7" draw:text-style-name="P1" draw:layer="layout" svg:x1="-4.715cm" svg:y1="1cm" svg:x2="-8.525cm" svg:y2="1cm">
          <text:p/>
        </draw:line>
        <draw:line draw:style-name="gr7" draw:text-style-name="P1" draw:layer="layout" svg:x1="-4.715cm" svg:y1="1cm" svg:x2="-8.525cm" svg:y2="1cm">
          <text:p/>
        </draw:line>
        <draw:line draw:style-name="gr7" draw:text-style-name="P1" draw:layer="layout" svg:x1="-4.715cm" svg:y1="1cm" svg:x2="-8.525cm" svg:y2="1cm">
          <text:p/>
        </draw:line>
        <draw:line draw:style-name="gr7" draw:text-style-name="P1" draw:layer="layout" svg:x1="-4.715cm" svg:y1="1cm" svg:x2="-8.525cm" svg:y2="1cm">
          <text:p/>
        </draw:line>
        <draw:line draw:style-name="gr7" draw:text-style-name="P1" draw:layer="layout" svg:x1="-4.715cm" svg:y1="1cm" svg:x2="-8.525cm" svg:y2="1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4" draw:text-style-name="P1" draw:layer="layout" svg:x1="-6.62cm" svg:y1="3.54cm" svg:x2="-6.62cm" svg:y2="7.35cm">
          <text:p/>
        </draw:line>
        <draw:line draw:style-name="gr4" draw:text-style-name="P1" draw:layer="layout" svg:x1="-6.62cm" svg:y1="3.54cm" svg:x2="-6.62cm" svg:y2="7.35cm">
          <text:p/>
        </draw:line>
        <draw:line draw:style-name="gr4" draw:text-style-name="P1" draw:layer="layout" svg:x1="-6.62cm" svg:y1="3.54cm" svg:x2="-6.62cm" svg:y2="7.35cm">
          <text:p/>
        </draw:line>
        <draw:line draw:style-name="gr4" draw:text-style-name="P1" draw:layer="layout" svg:x1="-6.62cm" svg:y1="3.54cm" svg:x2="-6.62cm" svg:y2="7.35cm">
          <text:p/>
        </draw:line>
        <draw:line draw:style-name="gr4" draw:text-style-name="P1" draw:layer="layout" svg:x1="-6.62cm" svg:y1="3.54cm" svg:x2="-6.62cm" svg:y2="7.35cm">
          <text:p/>
        </draw:line>
        <draw:line draw:style-name="gr4" draw:text-style-name="P1" draw:layer="layout" svg:x1="-6.62cm" svg:y1="3.54cm" svg:x2="-6.62cm" svg:y2="7.35cm">
          <text:p/>
        </draw:line>
        <draw:line draw:style-name="gr4" draw:text-style-name="P1" draw:layer="layout" svg:x1="-6.62cm" svg:y1="3.54cm" svg:x2="-6.62cm" svg:y2="7.35cm">
          <text:p/>
        </draw:line>
        <draw:line draw:style-name="gr4" draw:text-style-name="P1" draw:layer="layout" svg:x1="-6.62cm" svg:y1="3.54cm" svg:x2="-6.62cm" svg:y2="7.35cm">
          <text:p/>
        </draw:line>
        <draw:line draw:style-name="gr4" draw:text-style-name="P1" draw:layer="layout" svg:x1="-6.62cm" svg:y1="3.54cm" svg:x2="-6.62cm" svg:y2="7.35cm">
          <text:p/>
        </draw:line>
        <draw:line draw:style-name="gr4" draw:text-style-name="P1" draw:layer="layout" svg:x1="-5.349cm" svg:y1="4.81cm" svg:x2="-2.174cm" svg:y2="4.81cm">
          <text:p/>
        </draw:line>
        <draw:line draw:style-name="gr4" draw:text-style-name="P1" draw:layer="layout" svg:x1="-5.349cm" svg:y1="4.81cm" svg:x2="-2.174cm" svg:y2="4.81cm">
          <text:p/>
        </draw:line>
        <draw:line draw:style-name="gr4" draw:text-style-name="P1" draw:layer="layout" svg:x1="-5.349cm" svg:y1="4.81cm" svg:x2="-2.174cm" svg:y2="4.81cm">
          <text:p/>
        </draw:line>
        <draw:line draw:style-name="gr4" draw:text-style-name="P1" draw:layer="layout" svg:x1="-5.349cm" svg:y1="4.81cm" svg:x2="-2.174cm" svg:y2="4.81cm">
          <text:p/>
        </draw:line>
        <draw:line draw:style-name="gr4" draw:text-style-name="P1" draw:layer="layout" svg:x1="-5.349cm" svg:y1="4.81cm" svg:x2="-2.174cm" svg:y2="4.81cm">
          <text:p/>
        </draw:line>
        <draw:line draw:style-name="gr4" draw:text-style-name="P1" draw:layer="layout" svg:x1="-5.349cm" svg:y1="4.81cm" svg:x2="-2.174cm" svg:y2="4.81cm">
          <text:p/>
        </draw:line>
        <draw:line draw:style-name="gr4" draw:text-style-name="P1" draw:layer="layout" svg:x1="-5.349cm" svg:y1="4.81cm" svg:x2="-2.174cm" svg:y2="4.81cm">
          <text:p/>
        </draw:line>
        <draw:line draw:style-name="gr4" draw:text-style-name="P1" draw:layer="layout" svg:x1="-2.174cm" svg:y1="6.715cm" svg:x2="-5.349cm" svg:y2="6.715cm">
          <text:p/>
        </draw:line>
        <draw:line draw:style-name="gr4" draw:text-style-name="P1" draw:layer="layout" svg:x1="-2.174cm" svg:y1="6.715cm" svg:x2="-5.349cm" svg:y2="6.715cm">
          <text:p/>
        </draw:line>
        <draw:line draw:style-name="gr4" draw:text-style-name="P1" draw:layer="layout" svg:x1="-2.174cm" svg:y1="6.715cm" svg:x2="-5.349cm" svg:y2="6.715cm">
          <text:p/>
        </draw:line>
        <draw:line draw:style-name="gr4" draw:text-style-name="P1" draw:layer="layout" svg:x1="-2.174cm" svg:y1="6.715cm" svg:x2="-5.349cm" svg:y2="6.715cm">
          <text:p/>
        </draw:line>
        <draw:line draw:style-name="gr4" draw:text-style-name="P1" draw:layer="layout" svg:x1="-2.174cm" svg:y1="6.715cm" svg:x2="-5.349cm" svg:y2="6.715cm">
          <text:p/>
        </draw:line>
        <draw:line draw:style-name="gr4" draw:text-style-name="P1" draw:layer="layout" svg:x1="-2.174cm" svg:y1="6.715cm" svg:x2="-5.349cm" svg:y2="6.715cm">
          <text:p/>
        </draw:line>
        <draw:line draw:style-name="gr4" draw:text-style-name="P1" draw:layer="layout" svg:x1="-2.174cm" svg:y1="6.715cm" svg:x2="-5.349cm" svg:y2="6.715cm">
          <text:p/>
        </draw:line>
        <draw:frame draw:style-name="gr6" draw:text-style-name="P5" draw:layer="layout" svg:width="3.27cm" svg:height="0.885cm" draw:transform="rotate (-1.57079632679579) translate (-4.798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8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8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8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8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8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8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8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8cm 7.179cm)">
          <draw:text-box>
            <text:p><text:span text:style-name="T4">Message Text</text:span></text:p>
          </draw:text-box>
        </draw:frame>
        <draw:frame draw:style-name="gr6" draw:text-style-name="P5" draw:layer="layout" svg:width="3.81cm" svg:height="0.885cm" svg:x="-9.722cm" svg:y="8.766cm">
          <draw:text-box>
            <text:p><text:span text:style-name="T4">Tweet Text</text:span></text:p>
          </draw:text-box>
        </draw:frame>
        <draw:frame draw:style-name="gr6" draw:text-style-name="P5" draw:layer="layout" svg:width="3.81cm" svg:height="0.885cm" svg:x="-9.722cm" svg:y="8.766cm">
          <draw:text-box>
            <text:p><text:span text:style-name="T4">Tweet Text</text:span></text:p>
          </draw:text-box>
        </draw:frame>
        <draw:frame draw:style-name="gr6" draw:text-style-name="P5" draw:layer="layout" svg:width="4.445cm" svg:height="0.885cm" svg:x="19.415cm" svg:y="6.08cm">
          <draw:text-box>
            <text:p><text:span text:style-name="T4">Sales History Output</text:span></text:p>
          </draw:text-box>
        </draw:frame>
        <draw:ellipse draw:style-name="gr3" draw:text-style-name="P6" draw:layer="layout" svg:width="4.445cm" svg:height="1.905cm" svg:x="-8.524cm" svg:y="11.161cm">
          <text:p text:style-name="P1"><text:span text:style-name="T5">P1 – Move To Room</text:span></text:p>
        </draw:ellipse>
        <draw:rect draw:style-name="gr3" draw:text-style-name="P4" draw:layer="layout" svg:width="5.715cm" svg:height="1.27cm" svg:x="-9.194cm" svg:y="14.97cm">
          <text:p text:style-name="P1"><text:span text:style-name="T3">D1 – Tweet File</text:span></text:p>
        </draw:rect>
        <draw:rect draw:style-name="gr3" draw:text-style-name="P4" draw:layer="layout" svg:width="5.715cm" svg:height="1.27cm" svg:x="-9.194cm" svg:y="14.97cm">
          <text:p text:style-name="P1"><text:span text:style-name="T3">D1 – Tweet File</text:span></text:p>
        </draw:rect>
        <draw:rect draw:style-name="gr3" draw:text-style-name="P4" draw:layer="layout" svg:width="5.715cm" svg:height="1.27cm" svg:x="-9.194cm" svg:y="14.97cm">
          <text:p text:style-name="P1"><text:span text:style-name="T3">D1 – Tweet File</text:span></text:p>
        </draw:rect>
        <draw:rect draw:style-name="gr3" draw:text-style-name="P4" draw:layer="layout" svg:width="5.715cm" svg:height="1.27cm" svg:x="-9.194cm" svg:y="14.97cm">
          <text:p text:style-name="P1"><text:span text:style-name="T3">D1 – Tweet File</text:span></text:p>
        </draw:rect>
        <draw:rect draw:style-name="gr3" draw:text-style-name="P4" draw:layer="layout" svg:width="5.715cm" svg:height="1.27cm" svg:x="-9.194cm" svg:y="14.97cm">
          <text:p text:style-name="P1"><text:span text:style-name="T3">D1 – Tweet File</text:span></text:p>
        </draw:rect>
        <draw:line draw:style-name="gr7" draw:text-style-name="P1" draw:layer="layout" svg:x1="-4.715cm" svg:y1="1cm" svg:x2="-8.525cm" svg:y2="1cm">
          <text:p/>
        </draw:line>
        <draw:line draw:style-name="gr7" draw:text-style-name="P1" draw:layer="layout" svg:x1="27.67cm" svg:y1="11.16cm" svg:x2="25.765cm" svg:y2="11.16cm">
          <text:p/>
        </draw:line>
        <draw:line draw:style-name="gr7" draw:text-style-name="P1" draw:layer="layout" svg:x1="25.765cm" svg:y1="6.715cm" svg:x2="16.875cm" svg:y2="6.715cm">
          <text:p/>
        </draw:line>
        <draw:line draw:style-name="gr7" draw:text-style-name="P1" draw:layer="layout" svg:x1="23.86cm" svg:y1="14.335cm" svg:x2="4.175cm" svg:y2="14.335cm">
          <text:p/>
        </draw:line>
        <draw:line draw:style-name="gr7" draw:text-style-name="P1" draw:layer="layout" svg:x1="23.225cm" svg:y1="7.985cm" svg:x2="16.24cm" svg:y2="7.985cm">
          <text:p/>
        </draw:line>
        <draw:line draw:style-name="gr7" draw:text-style-name="P1" draw:layer="layout" svg:x1="11.795cm" svg:y1="7.985cm" svg:x2="4.81cm" svg:y2="7.985cm">
          <text:p/>
        </draw:line>
        <draw:line draw:style-name="gr7" draw:text-style-name="P1" draw:layer="layout" svg:x1="-2.175cm" svg:y1="2.907cm" svg:x2="-2.175cm" svg:y2="-0.268cm">
          <text:p/>
        </draw:line>
        <draw:line draw:style-name="gr7" draw:text-style-name="P1" draw:layer="layout" svg:x1="-2.175cm" svg:y1="2.907cm" svg:x2="-2.175cm" svg:y2="-0.268cm">
          <text:p/>
        </draw:line>
        <draw:line draw:style-name="gr7" draw:text-style-name="P1" draw:layer="layout" svg:x1="-2.175cm" svg:y1="2.907cm" svg:x2="-2.175cm" svg:y2="-0.268cm">
          <text:p/>
        </draw:line>
        <draw:line draw:style-name="gr7" draw:text-style-name="P1" draw:layer="layout" svg:x1="25.765cm" svg:y1="11.16cm" svg:x2="25.765cm" svg:y2="6.715cm">
          <text:p/>
        </draw:line>
        <draw:line draw:style-name="gr7" draw:text-style-name="P1" draw:layer="layout" svg:x1="27.67cm" svg:y1="13.7cm" svg:x2="27.67cm" svg:y2="11.16cm">
          <text:p/>
        </draw:line>
        <draw:line draw:style-name="gr7" draw:text-style-name="P1" draw:layer="layout" svg:x1="25.697cm" svg:y1="17.731cm" svg:x2="25.765cm" svg:y2="13.7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5" draw:text-style-name="P1" draw:layer="layout" svg:x1="-8.525cm" svg:y1="7.35cm" svg:x2="-8.525cm" svg:y2="3.54cm">
          <text:p/>
        </draw:line>
        <draw:line draw:style-name="gr5" draw:text-style-name="P1" draw:layer="layout" svg:x1="16.875cm" svg:y1="6.715cm" svg:x2="16.875cm" svg:y2="4.175cm">
          <text:p/>
        </draw:line>
        <draw:line draw:style-name="gr5" draw:text-style-name="P1" draw:layer="layout" svg:x1="13.065cm" svg:y1="7.35cm" svg:x2="13.065cm" svg:y2="4.175cm">
          <text:p/>
        </draw:line>
        <draw:line draw:style-name="gr4" draw:text-style-name="P1" draw:layer="layout" svg:x1="10.525cm" svg:y1="13.065cm" svg:x2="10.525cm" svg:y2="14.335cm">
          <text:p/>
        </draw:line>
        <draw:line draw:style-name="gr4" draw:text-style-name="P1" draw:layer="layout" svg:x1="4.175cm" svg:y1="13.065cm" svg:x2="4.175cm" svg:y2="17.51cm">
          <text:p/>
        </draw:line>
        <draw:line draw:style-name="gr4" draw:text-style-name="P1" draw:layer="layout" svg:x1="23.225cm" svg:y1="7.985cm" svg:x2="23.225cm" svg:y2="11.795cm">
          <text:p/>
        </draw:line>
        <draw:line draw:style-name="gr4" draw:text-style-name="P1" draw:layer="layout" svg:x1="11.795cm" svg:y1="8.62cm" svg:x2="11.795cm" svg:y2="11.795cm">
          <text:p/>
        </draw:line>
        <draw:line draw:style-name="gr4" draw:text-style-name="P1" draw:layer="layout" svg:x1="4.81cm" svg:y1="7.985cm" svg:x2="4.81cm" svg:y2="11.795cm">
          <text:p/>
        </draw:line>
        <draw:line draw:style-name="gr4" draw:text-style-name="P1" draw:layer="layout" svg:x1="14.335cm" svg:y1="4.175cm" svg:x2="14.335cm" svg:y2="7.35cm">
          <text:p/>
        </draw:line>
        <draw:line draw:style-name="gr4" draw:text-style-name="P1" draw:layer="layout" svg:x1="-5.348cm" svg:y1="4.81cm" svg:x2="-2.173cm" svg:y2="4.81cm">
          <text:p/>
        </draw:line>
        <draw:line draw:style-name="gr4" draw:text-style-name="P1" draw:layer="layout" svg:x1="-5.348cm" svg:y1="4.81cm" svg:x2="-2.173cm" svg:y2="4.81cm">
          <text:p/>
        </draw:line>
        <draw:line draw:style-name="gr4" draw:text-style-name="P1" draw:layer="layout" svg:x1="-5.348cm" svg:y1="4.81cm" svg:x2="-2.173cm" svg:y2="4.81cm">
          <text:p/>
        </draw:line>
        <draw:line draw:style-name="gr4" draw:text-style-name="P1" draw:layer="layout" svg:x1="-5.348cm" svg:y1="4.81cm" svg:x2="-2.173cm" svg:y2="4.81cm">
          <text:p/>
        </draw:line>
        <draw:line draw:style-name="gr4" draw:text-style-name="P1" draw:layer="layout" svg:x1="16.875cm" svg:y1="18.78cm" svg:x2="21.955cm" svg:y2="18.78cm">
          <text:p/>
        </draw:line>
        <draw:line draw:style-name="gr4" draw:text-style-name="P1" draw:layer="layout" svg:x1="6.715cm" svg:y1="18.78cm" svg:x2="11.16cm" svg:y2="18.78cm">
          <text:p/>
        </draw:line>
        <draw:line draw:style-name="gr4" draw:text-style-name="P1" draw:layer="layout" svg:x1="-2.173cm" svg:y1="6.715cm" svg:x2="-5.348cm" svg:y2="6.715cm">
          <text:p/>
        </draw:line>
        <draw:line draw:style-name="gr4" draw:text-style-name="P1" draw:layer="layout" svg:x1="-2.173cm" svg:y1="6.715cm" svg:x2="-5.348cm" svg:y2="6.715cm">
          <text:p/>
        </draw:line>
        <draw:line draw:style-name="gr4" draw:text-style-name="P1" draw:layer="layout" svg:x1="-2.173cm" svg:y1="6.715cm" svg:x2="-5.348cm" svg:y2="6.715cm">
          <text:p/>
        </draw:line>
        <draw:line draw:style-name="gr4" draw:text-style-name="P1" draw:layer="layout" svg:x1="-2.173cm" svg:y1="6.715cm" svg:x2="-5.348cm" svg:y2="6.715cm">
          <text:p/>
        </draw:line>
        <draw:line draw:style-name="gr4" draw:text-style-name="P1" draw:layer="layout" svg:x1="-2.173cm" svg:y1="6.715cm" svg:x2="-5.348cm" svg:y2="6.715cm">
          <text:p/>
        </draw:line>
        <draw:line draw:style-name="gr4" draw:text-style-name="P1" draw:layer="layout" svg:x1="-2.173cm" svg:y1="6.715cm" svg:x2="-5.348cm" svg:y2="6.715cm">
          <text:p/>
        </draw:line>
        <draw:frame draw:style-name="gr6" draw:text-style-name="P5" draw:layer="layout" svg:width="3.27cm" svg:height="0.885cm" draw:transform="rotate (-1.57079632679579) translate (-4.797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7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7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7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-4.797cm 7.179cm)">
          <draw:text-box>
            <text:p><text:span text:style-name="T4">Message Text</text:span></text:p>
          </draw:text-box>
        </draw:frame>
        <draw:frame draw:style-name="gr6" draw:text-style-name="P5" draw:layer="layout" svg:width="3.27cm" svg:height="0.885cm" draw:transform="rotate (-1.57079632679579) translate (11.41cm 9.16cm)">
          <draw:text-box>
            <text:p><text:span text:style-name="T4">Input Data</text:span></text:p>
          </draw:text-box>
        </draw:frame>
        <draw:frame draw:style-name="gr6" draw:text-style-name="P5" draw:layer="layout" svg:width="3.27cm" svg:height="0.885cm" draw:transform="rotate (-1.57079632679579) translate (15.22cm 4.175cm)">
          <draw:text-box>
            <text:p><text:span text:style-name="T4">Sales Data</text:span></text:p>
          </draw:text-box>
        </draw:frame>
        <draw:frame draw:style-name="gr6" draw:text-style-name="P5" draw:layer="layout" svg:width="3.27cm" svg:height="0.885cm" draw:transform="rotate (-1.57079632679579) translate (13.065cm 4.81cm)">
          <draw:text-box>
            <text:p><text:span text:style-name="T4">Prompts</text:span></text:p>
          </draw:text-box>
        </draw:frame>
        <draw:frame draw:style-name="gr6" draw:text-style-name="P5" draw:layer="layout" svg:width="3.81cm" svg:height="0.885cm" svg:x="18.145cm" svg:y="18.145cm">
          <draw:text-box>
            <text:p><text:span text:style-name="T4">Sales History</text:span></text:p>
          </draw:text-box>
        </draw:frame>
        <draw:frame draw:style-name="gr6" draw:text-style-name="P5" draw:layer="layout" svg:width="3.81cm" svg:height="0.885cm" svg:x="12.43cm" svg:y="14.335cm">
          <draw:text-box>
            <text:p><text:span text:style-name="T4">New Sale</text:span></text:p>
          </draw:text-box>
        </draw:frame>
        <draw:frame draw:style-name="gr6" draw:text-style-name="P5" draw:layer="layout" svg:width="3.81cm" svg:height="0.885cm" svg:x="6.715cm" svg:y="7.35cm">
          <draw:text-box>
            <text:p><text:span text:style-name="T4">Input Data</text:span></text:p>
          </draw:text-box>
        </draw:frame>
        <draw:ellipse draw:style-name="gr3" draw:text-style-name="P6" draw:layer="layout" svg:width="4.445cm" svg:height="1.905cm" svg:x="-8.523cm" svg:y="11.162cm">
          <text:p text:style-name="P1"><text:span text:style-name="T5">P1 – Move To Room</text:span></text:p>
        </draw:ellipse>
        <draw:ellipse draw:style-name="gr3" draw:text-style-name="P6" draw:layer="layout" svg:width="4.445cm" svg:height="1.905cm" svg:x="-8.523cm" svg:y="11.162cm">
          <text:p text:style-name="P1"><text:span text:style-name="T5">P1 – Move To Room</text:span></text:p>
        </draw:ellipse>
        <draw:ellipse draw:style-name="gr3" draw:text-style-name="P6" draw:layer="layout" svg:width="4.445cm" svg:height="1.905cm" svg:x="21.955cm" svg:y="17.51cm">
          <text:p text:style-name="P1"><text:span text:style-name="T5">P3 – Print Sales</text:span></text:p>
        </draw:ellipse>
        <draw:ellipse draw:style-name="gr3" draw:text-style-name="P6" draw:layer="layout" svg:width="5.08cm" svg:height="1.905cm" svg:x="1.635cm" svg:y="17.51cm">
          <text:p text:style-name="P1"><text:span text:style-name="T5">P2 – Add to list of sales</text:span></text:p>
        </draw:ellipse>
        <draw:ellipse draw:style-name="gr3" draw:text-style-name="P6" draw:layer="layout" svg:width="5.08cm" svg:height="1.905cm" svg:x="11.16cm" svg:y="7.248cm">
          <text:p text:style-name="P1"><text:span text:style-name="T5">P1 – Input Data for Sale</text:span></text:p>
        </draw:ellipse>
        <draw:rect draw:style-name="gr3" draw:text-style-name="P4" draw:layer="layout" svg:width="5.715cm" svg:height="1.27cm" svg:x="11.16cm" svg:y="18.145cm">
          <text:p text:style-name="P1"><text:span text:style-name="T3">D5 – All Sales</text:span></text:p>
        </draw:rect>
        <draw:rect draw:style-name="gr3" draw:text-style-name="P4" draw:layer="layout" svg:width="6.89cm" svg:height="1.27cm" svg:x="20.05cm" svg:y="11.795cm">
          <text:p text:style-name="P1"><text:span text:style-name="T3">D4 – Other Sales Data</text:span></text:p>
        </draw:rect>
        <draw:rect draw:style-name="gr3" draw:text-style-name="P4" draw:layer="layout" svg:width="5.715cm" svg:height="1.27cm" svg:x="13.7cm" svg:y="11.795cm">
          <text:p text:style-name="P1"><text:span text:style-name="T3">D3 – Sales Type</text:span></text:p>
        </draw:rect>
        <draw:rect draw:style-name="gr3" draw:text-style-name="P4" draw:layer="layout" svg:width="5.715cm" svg:height="1.27cm" svg:x="7.35cm" svg:y="11.795cm">
          <text:p text:style-name="P1"><text:span text:style-name="T3">D2 – Prices</text:span></text:p>
        </draw:rect>
        <draw:rect draw:style-name="gr3" draw:text-style-name="P4" draw:layer="layout" svg:width="5.715cm" svg:height="1.27cm" svg:x="1cm" svg:y="11.795cm">
          <text:p text:style-name="P1"><text:span text:style-name="T3">D1 – Items</text:span></text:p>
        </draw:rect>
        <draw:line draw:style-name="gr4" draw:text-style-name="P1" draw:layer="layout" svg:x1="15.841cm" svg:y1="8.692cm" svg:x2="15.841cm" svg:y2="11.867cm">
          <text:p/>
        </draw:line>
        <draw:frame draw:style-name="gr6" draw:text-style-name="P5" draw:layer="layout" svg:width="3.81cm" svg:height="0.885cm" svg:x="18.145cm" svg:y="7.35cm">
          <draw:text-box>
            <text:p><text:span text:style-name="T4">Input Data</text:span></text:p>
          </draw:text-box>
        </draw:frame>
        <draw:frame draw:style-name="gr8" draw:text-style-name="P5" draw:layer="layout" svg:width="3.27cm" svg:height="1.27cm" draw:transform="rotate (-1.57079632679579) translate (16.875cm 9.16cm)">
          <draw:text-box>
            <text:p><text:span text:style-name="T4">Input Data</text:span></text:p>
          </draw:text-box>
        </draw:frame>
        <draw:line draw:style-name="gr4" draw:text-style-name="P1" draw:layer="layout" svg:x1="16.875cm" svg:y1="13.065cm" svg:x2="16.875cm" svg:y2="14.335cm">
          <text:p/>
        </draw:line>
        <draw:line draw:style-name="gr4" draw:text-style-name="P1" draw:layer="layout" svg:x1="23.86cm" svg:y1="13.065cm" svg:x2="23.86cm" svg:y2="14.335cm">
          <text:p/>
        </draw:line>
        <draw:frame draw:style-name="gr6" draw:text-style-name="P5" draw:layer="layout" svg:width="3.81cm" svg:height="0.885cm" svg:x="7.35cm" svg:y="18.145cm">
          <draw:text-box>
            <text:p><text:span text:style-name="T4">New Sale</text:span></text:p>
          </draw:text-box>
        </draw:frame>
        <draw:line draw:style-name="gr7" draw:text-style-name="P1" draw:layer="layout" svg:x1="27.67cm" svg:y1="13.7cm" svg:x2="25.765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="Arrow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9-17T16:23:39.12</meta:creation-date>
    <dc:date>2012-11-13T13:37:50.86</dc:date>
    <meta:editing-duration>PT20H25M01S</meta:editing-duration>
    <meta:editing-cycles>7</meta:editing-cycles>
    <meta:generator>OpenOffice.org/3.0$Win32 OpenOffice.org_project/300m15$Build-9379</meta:generator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